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font-size="18pt" style:font-size-asian="18pt" style:font-size-complex="18pt" fo:language="en" fo:country="US"/>
    </style:style>
    <style:style style:name="P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Column5" style:family="table-column">
      <style:table-column-properties style:column-width="1.2604in"/>
    </style:style>
    <style:style style:name="TableColumn6" style:family="table-column">
      <style:table-column-properties style:column-width="0.5423in"/>
    </style:style>
    <style:style style:name="TableColumn7" style:family="table-column">
      <style:table-column-properties style:column-width="3.7437in"/>
    </style:style>
    <style:style style:name="TableColumn8" style:family="table-column">
      <style:table-column-properties style:column-width="1.1326in"/>
    </style:style>
    <style:style style:name="Table4" style:family="table">
      <style:table-properties style:width="6.679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margin-bottom="0in" fo:line-height="100%"/>
    </style:style>
    <style:style style:name="T21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P22" style:parent-style-name="Normal" style:family="paragraph">
      <style:paragraph-properties fo:margin-bottom="0in" fo:line-height="100%"/>
    </style:style>
    <style:style style:name="T2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24" style:family="table-row">
      <style:table-row-properties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margin-bottom="0in" fo:line-height="100%"/>
    </style:style>
    <style:style style:name="T2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margin-bottom="0in" fo:line-height="100%"/>
    </style:style>
    <style:style style:name="T3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37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39" style:parent-style-name="NormalWeb" style:family="paragraph">
      <style:paragraph-properties fo:margin-top="0in" fo:margin-bottom="0in"/>
    </style:style>
    <style:style style:name="T40" style:parent-style-name="Standardskrifttypeiafsnit" style:family="text">
      <style:text-properties style:font-name="Arial" style:font-name-complex="Arial" fo:color="#000000" fo:font-size="18pt" style:font-size-asian="18pt" style:font-size-complex="18pt" fo:language="en" fo:country="US"/>
    </style:style>
    <style:style style:name="T41" style:parent-style-name="Standardskrifttypeiafsnit" style:family="text">
      <style:text-properties style:font-name="Arial" style:font-name-complex="Arial" fo:color="#000000" fo:font-size="18pt" style:font-size-asian="18pt" style:font-size-complex="18pt" fo:language="en" fo:country="US"/>
    </style:style>
    <style:style style:name="P42" style:parent-style-name="Normal" style:family="paragraph">
      <style:paragraph-properties fo:margin-bottom="0in" fo:line-height="100%"/>
    </style:style>
    <style:style style:name="T43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fo:language="en" fo:country="US" style:language-asian="da" style:country-asian="DK"/>
    </style:style>
    <style:style style:name="P44" style:parent-style-name="Normal" style:family="paragraph">
      <style:paragraph-properties fo:margin-bottom="0in" fo:line-height="100%"/>
    </style:style>
    <style:style style:name="T45" style:parent-style-name="Standardskrifttypeiafsnit" style:family="text">
      <style:text-properties style:font-name="Arial" style:font-name-asian="Times New Roman" style:font-name-complex="Arial" fo:color="#000000" fo:font-size="12pt" style:font-size-asian="12pt" style:font-size-complex="12pt" style:language-asian="da" style:country-asian="DK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47" style:parent-style-name="Normal" style:family="paragraph">
      <style:paragraph-properties fo:margin-bottom="0in" fo:line-height="100%"/>
    </style:style>
    <style:style style:name="T48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style:language-asian="da" style:country-asian="DK"/>
    </style:style>
    <style:style style:name="P49" style:parent-style-name="Normal" style:list-style-name="LFO1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50" style:parent-style-name="Normal" style:list-style-name="LFO1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51" style:parent-style-name="NormalWeb" style:family="paragraph">
      <style:paragraph-properties fo:margin-top="0in" fo:margin-bottom="0in"/>
      <style:text-properties style:font-name="Arial" style:font-name-complex="Arial" fo:color="#000000" fo:font-size="18pt" style:font-size-asian="18pt" style:font-size-complex="18pt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color="#000000" fo:font-size="18pt" style:font-size-asian="18pt" style:font-size-complex="18pt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P55" style:parent-style-name="Normal" style:family="paragraph">
      <style:paragraph-properties fo:margin-bottom="0in" fo:line-height="100%"/>
    </style:style>
    <style:style style:name="T5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Column59" style:family="table-column">
      <style:table-column-properties style:column-width="1.7131in"/>
    </style:style>
    <style:style style:name="TableColumn60" style:family="table-column">
      <style:table-column-properties style:column-width="4.9659in"/>
    </style:style>
    <style:style style:name="Table58" style:family="table">
      <style:table-properties style:width="6.6791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margin-bottom="0in" fo:line-height="100%"/>
    </style:style>
    <style:style style:name="T64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65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margin-bottom="0in" fo:line-height="100%"/>
    </style:style>
    <style:style style:name="T7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</style:style>
    <style:style style:name="T7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75" style:family="table-row">
      <style:table-row-properties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</style:style>
    <style:style style:name="T7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81" style:family="table-row">
      <style:table-row-properties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margin-bottom="0in" fo:line-height="100%"/>
    </style:style>
    <style:style style:name="T8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87" style:family="table-row">
      <style:table-row-properties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</style:style>
    <style:style style:name="T9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margin-bottom="0in" fo:line-height="100%"/>
    </style:style>
    <style:style style:name="T9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94" style:family="table-row">
      <style:table-row-properties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6" style:parent-style-name="Normal" style:family="paragraph">
      <style:paragraph-properties fo:margin-bottom="0in" fo:line-height="100%"/>
    </style:style>
    <style:style style:name="T9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Normal" style:family="paragraph">
      <style:paragraph-properties fo:margin-bottom="0in" fo:line-height="100%"/>
    </style:style>
    <style:style style:name="T10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01" style:family="table-row">
      <style:table-row-properties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margin-bottom="0in" fo:line-height="100%"/>
    </style:style>
    <style:style style:name="T10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margin-bottom="0in" fo:line-height="100%"/>
    </style:style>
    <style:style style:name="T11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15" style:family="table-row">
      <style:table-row-properties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Normal" style:family="paragraph">
      <style:paragraph-properties fo:margin-bottom="0in" fo:line-height="100%"/>
    </style:style>
    <style:style style:name="T11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Normal" style:list-style-name="LFO1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1" style:parent-style-name="Normal" style:list-style-name="LFO1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2" style:parent-style-name="Normal" style:list-style-name="LFO1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3" style:parent-style-name="Normal" style:list-style-name="LFO1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24" style:family="table-row">
      <style:table-row-properties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Normal" style:family="paragraph">
      <style:paragraph-properties fo:margin-bottom="0in" fo:line-height="100%"/>
    </style:style>
    <style:style style:name="T12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Normal" style:list-style-name="LFO1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30" style:parent-style-name="Normal" style:list-style-name="LFO1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31" style:parent-style-name="Normal" style:list-style-name="LFO1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32" style:parent-style-name="Normal" style:list-style-name="LFO1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33" style:family="table-row">
      <style:table-row-properties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Normal" style:family="paragraph">
      <style:paragraph-properties fo:margin-bottom="0in" fo:line-height="100%"/>
    </style:style>
    <style:style style:name="T136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margin-bottom="0in" fo:line-height="100%"/>
    </style:style>
    <style:style style:name="T14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145" style:family="table-row">
      <style:table-row-properties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margin-bottom="0in" fo:line-height="100%"/>
    </style:style>
    <style:style style:name="T14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Normal" style:family="paragraph">
      <style:paragraph-properties fo:margin-bottom="0in" fo:line-height="100%"/>
    </style:style>
    <style:style style:name="T15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15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15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54" style:family="table-row">
      <style:table-row-properties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Normal" style:family="paragraph">
      <style:paragraph-properties fo:margin-bottom="0in" fo:line-height="100%"/>
    </style:style>
    <style:style style:name="T15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60" style:parent-style-name="Normal" style:family="paragraph">
      <style:text-properties style:font-name="Arial" style:font-name-complex="Arial" fo:color="#000000" fo:font-size="18pt" style:font-size-asian="18pt" style:font-size-complex="18pt" fo:language="en" fo:country="US"/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162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163" style:parent-style-name="Normal" style:family="paragraph">
      <style:text-properties style:font-name="Arial" style:font-name-complex="Arial" fo:color="#000000" fo:font-size="18pt" style:font-size-asian="18pt" style:font-size-complex="18pt" fo:language="en" fo:country="US"/>
    </style:style>
  </office:automatic-styles>
  <office:body>
    <office:text text:use-soft-page-breaks="true">
      <text:p text:style-name="P1">Use case:<text:s/>Ret<text:s/>risiko</text:p>
      <text:p text:style-name="P2">Brief use case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Actor</text:span></text:p>
          </table:table-cell>
          <table:table-cell table:style-name="TableCell13">
            <text:p text:style-name="P14"><text:span text:style-name="T15">Goal</text:span></text:p>
          </table:table-cell>
          <table:table-cell table:style-name="TableCell16">
            <text:p text:style-name="P17"><text:span text:style-name="T18">Brief</text:span></text:p>
          </table:table-cell>
          <table:table-cell table:style-name="TableCell19">
            <text:p text:style-name="P20"><text:span text:style-name="T21">Kommentarer</text:span></text:p>
            <text:p text:style-name="P22"><text:span text:style-name="T23">/rettelser</text:span></text:p>
          </table:table-cell>
        </table:table-row>
        <table:table-row table:style-name="TableRow24">
          <table:table-cell table:style-name="TableCell25">
            <text:p text:style-name="P26"><text:span text:style-name="T27">Risikoanalysator</text:span></text:p>
          </table:table-cell>
          <table:table-cell table:style-name="TableCell28">
            <text:p text:style-name="P29"><text:span text:style-name="T30">Slet risiko</text:span></text:p>
          </table:table-cell>
          <table:table-cell table:style-name="TableCell31">
            <text:p text:style-name="P32"><text:span text:style-name="T33">Risikoanalysator analyserer risiko og vurderer sandsynlighed og konsekvens, og om hvorvidt risikoen skal slettes. I så fald slettes risikoen fra listen, hvis den vurderes til at være mindre betydningsfuld eller løsning findes på risikoen, således at den forsvinder. </text:span></text:p>
          </table:table-cell>
          <table:table-cell table:style-name="TableCell34">
            <text:p text:style-name="P35"/>
          </table:table-cell>
        </table:table-row>
      </table:table>
      <text:p text:style-name="P36"/>
      <text:p text:style-name="P37"/>
      <text:p text:style-name="P38">Casual use case<text:s/></text:p>
      <text:p text:style-name="P39"><text:span text:style-name="T40"><text:line-break/></text:span><text:span text:style-name="T41">Slet risiko</text:span></text:p>
      <text:p text:style-name="P42"><text:span text:style-name="T43">Main success scenario:</text:span></text:p>
      <text:p text:style-name="P44"><text:span text:style-name="T45">Risikoanalysatoren ønsker at slette en risiko. Risikoanalysatoren specificerer en risiko som skal slettes og risikoanalysatoren sletter derefter risikoen. Der ingen strategier tilknyttet risikoen.</text:span></text:p>
      <text:p text:style-name="P46"/>
      <text:p text:style-name="P47"><text:span text:style-name="T48">Alternate scenarios</text:span></text:p>
      <text:list text:style-name="LFO11" text:continue-numbering="true">
        <text:list-item>
          <text:p text:style-name="P49">En eller flere risici er stadig relevant og skal derfor ikke slettes. System registrerer problem og informerer risikoanalysatoren. Risikoanalysatoren går igennem og retter risici, så den ikke længere er en risiko.</text:p>
        </text:list-item>
        <text:list-item>
          <text:p text:style-name="P50">Der er tilknyttet en strategi til risikoen. Systemet spørger om denne strategi skal bevares eller slettes. Risikoanalysatoren specificerer om strategien skal bevares eller slettes.</text:p>
        </text:list-item>
      </text:list>
      <text:p text:style-name="P51"/>
      <text:p text:style-name="P52"/>
      <text:p text:style-name="P53">Fully dressed use case</text:p>
      <text:p text:style-name="P54"/>
      <text:p text:style-name="P55"><text:span text:style-name="T56">Slet Risiko (RASMUS) : </text:span></text:p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Use Case Section</text:span></text:p>
          </table:table-cell>
          <table:table-cell table:style-name="TableCell65">
            <text:p text:style-name="P66"><text:span text:style-name="T67">Comment</text:span></text:p>
          </table:table-cell>
        </table:table-row>
        <table:table-row table:style-name="TableRow68">
          <table:table-cell table:style-name="TableCell69">
            <text:p text:style-name="P70"><text:span text:style-name="T71">Use Case Name</text:span></text:p>
          </table:table-cell>
          <table:table-cell table:style-name="TableCell72">
            <text:p text:style-name="P73"><text:span text:style-name="T74">Slet risiko</text:span></text:p>
          </table:table-cell>
        </table:table-row>
        <table:table-row table:style-name="TableRow75">
          <table:table-cell table:style-name="TableCell76">
            <text:p text:style-name="P77"><text:span text:style-name="T78">Scope</text:span></text:p>
          </table:table-cell>
          <table:table-cell table:style-name="TableCell79">
            <text:p text:style-name="P80"/>
          </table:table-cell>
        </table:table-row>
        <text:soft-page-break/>
        <table:table-row table:style-name="TableRow81">
          <table:table-cell table:style-name="TableCell82">
            <text:p text:style-name="P83"><text:span text:style-name="T84">Level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Primary Actor</text:span></text:p>
          </table:table-cell>
          <table:table-cell table:style-name="TableCell91">
            <text:p text:style-name="P92"><text:span text:style-name="T93">risikoanalysator</text:span></text:p>
          </table:table-cell>
        </table:table-row>
        <table:table-row table:style-name="TableRow94">
          <table:table-cell table:style-name="TableCell95">
            <text:p text:style-name="P96"><text:span text:style-name="T97">Stakeholders and Interest</text:span></text:p>
          </table:table-cell>
          <table:table-cell table:style-name="TableCell98">
            <text:p text:style-name="P99"><text:span text:style-name="T100">Risikoanalysatoren skal kunne slette risici.</text:span></text:p>
          </table:table-cell>
        </table:table-row>
        <table:table-row table:style-name="TableRow101">
          <table:table-cell table:style-name="TableCell102">
            <text:p text:style-name="P103"><text:span text:style-name="T104">Preconditions</text:span></text:p>
          </table:table-cell>
          <table:table-cell table:style-name="TableCell105">
            <text:p text:style-name="P106"><text:span text:style-name="T107">Der skal eksistere en risiko som er overflødig eller løst.</text:span></text:p>
          </table:table-cell>
        </table:table-row>
        <table:table-row table:style-name="TableRow108">
          <table:table-cell table:style-name="TableCell109">
            <text:p text:style-name="P110"><text:span text:style-name="T111">Success Guarantee</text:span></text:p>
          </table:table-cell>
          <table:table-cell table:style-name="TableCell112">
            <text:p text:style-name="P113"><text:span text:style-name="T114">Riskioen er slettet, og har ikke længere indflydelse på systemet. Risikioen kan heller ikke hentes igen.</text:span></text:p>
          </table:table-cell>
        </table:table-row>
        <table:table-row table:style-name="TableRow115">
          <table:table-cell table:style-name="TableCell116">
            <text:p text:style-name="P117"><text:span text:style-name="T118">Main Success Scenario</text:span></text:p>
          </table:table-cell>
          <table:table-cell table:style-name="TableCell119">
            <text:list text:style-name="LFO12" text:continue-numbering="true">
              <text:list-item>
                <text:p text:style-name="P120">Risikoanalysatoren ønsker at slette en risiko.</text:p>
              </text:list-item>
              <text:list-item>
                <text:p text:style-name="P121">Systemet spørger om man vil slette.</text:p>
              </text:list-item>
              <text:list-item>
                <text:p text:style-name="P122">Risikoanalysator accepterer.</text:p>
              </text:list-item>
              <text:list-item>
                <text:p text:style-name="P123">Systemet sletter risiko.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<text:span text:style-name="T127">Extensions</text:span></text:p>
          </table:table-cell>
          <table:table-cell table:style-name="TableCell128">
            <text:list text:style-name="LFO13" text:continue-numbering="true">
              <text:list-item>
                <text:p text:style-name="P129">Systemet fortæller hvis en strategi er tilknyttet flere ricisi.</text:p>
              </text:list-item>
              <text:list-item>
                <text:p text:style-name="P130">Systemet spørger om strategien skal slettes.</text:p>
              </text:list-item>
              <text:list-item>
                <text:p text:style-name="P131">Hvis accepteret slettes strategi og risiko.</text:p>
              </text:list-item>
              <text:list-item>
                <text:p text:style-name="P132">Hvis afvist slettes risiko.</text:p>
              </text:list-item>
            </text:list>
          </table:table-cell>
        </table:table-row>
        <table:table-row table:style-name="TableRow133">
          <table:table-cell table:style-name="TableCell134">
            <text:p text:style-name="P135"><text:span text:style-name="T136">Special Requirements</text:span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Technology and Data Variations</text:span>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pan text:style-name="T148">Frequency of Occurrence</text:span></text:p>
          </table:table-cell>
          <table:table-cell table:style-name="TableCell149">
            <text:p text:style-name="P150"><text:span text:style-name="T151">Den afhænger af<text:s/></text:span><text:span text:style-name="T152">Ret risiko<text:s/></text:span><text:span text:style-name="T153">for at den kan blive brugt, men kun hvis risikoen herefter vurderes til at være overflødig.</text:span></text:p>
          </table:table-cell>
        </table:table-row>
        <table:table-row table:style-name="TableRow154">
          <table:table-cell table:style-name="TableCell155">
            <text:p text:style-name="P156"><text:span text:style-name="T157">Miscellaneous</text:span></text:p>
          </table:table-cell>
          <table:table-cell table:style-name="TableCell158">
            <text:p text:style-name="P159"/>
          </table:table-cell>
        </table:table-row>
      </table:table>
      <text:p text:style-name="P160"/>
      <text:p text:style-name="P161">Domæne model</text:p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.k.p@gmail.com</meta:initial-creator>
    <dc:creator>lisa.k.p@gmail.com</dc:creator>
    <meta:creation-date>2019-10-31T14:51:00Z</meta:creation-date>
    <dc:date>2019-10-31T14:51:00Z</dc:date>
    <meta:template xlink:href="Normal.dotm" xlink:type="simple"/>
    <meta:editing-cycles>2</meta:editing-cycles>
    <meta:editing-duration>PT60S</meta:editing-duration>
    <meta:document-statistic meta:page-count="2" meta:paragraph-count="4" meta:word-count="288" meta:character-count="2047" meta:row-count="14" meta:non-whitespace-character-count="1763"/>
  </office:meta>
</office:document-meta>
</file>